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a5376"/>
    </style:style>
    <style:style style:name="T11" style:family="text">
      <style:text-properties officeooo:rsid="002b7aea"/>
    </style:style>
    <style:style style:name="T12" style:family="text">
      <style:text-properties officeooo:rsid="002161f2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3">do text</text:span></text:p><text:p text:style-name="P18"><text:span text:style-name="T14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 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self.getPortionOutsText()</text:text-input></text:span></text:p>
      <text:p text:style-name="P12"/>
      <text:p text:style-name="P11">des travaux ayant les caractéristiques ci-après : </text:p>
      <text:p text:style-name="P12">- <text:text-input text:description="">self.getLicenceSubject()</text:text-input></text:p>
      <text:p text:style-name="P11"/>
      <text:p text:style-name="P11">Récépissé demande : <text:span text:style-name="T7"><text:text-input text:description="">tool.formatDate(urbanEventObj.getLastDeposit().getEventDate())</text:text-input></text:span></text:p>
      <text:p text:style-name="P11">Accusé réception dossier complet : <text:span text:style-name="T7"><text:text-input text:description="">tool.formatDate(urbanEventObj.getLastAcknowledgment().getEventDate()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8"><text:span text:style-name="T15">do section- if not len(</text:span><text:span text:style-name="T16">licence_helper.getLastInquiry().</text:span><text:span text:style-name="T15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8"><text:span text:style-name="T15">do section- if (licence_helper.getLastInquiry().getClaimants()) &gt; 0</text:span></text:p></office:annotation>NOUS sommes rendus à la Maison Communale ou étant et ayant attendu jusqu'à l'heure de midi, des réclamations nous sont parvenues <text:span text:style-name="T11">de </text:span>:</text:p>
        <text:p text:style-name="P16"><text:span text:style-name="T12"><office:annotation><dc:creator>bleybaert</dc:creator><dc:date>2018-05-04T11:16:28</dc:date><loext:sender-initials>ble</loext:sender-initials><text:p text:style-name="P18"><text:span text:style-name="T15">do text for claimant in </text:span><text:span text:style-name="T16">licence_helper.getLastInquiry().getClaimants()</text:span></text:p></office:annotation></text:span><text:span text:style-name="T12">- </text:span><text:span text:style-name="T12"><text:text-input text:description="">claimant.getPersonTitleValue()</text:text-input></text:span><text:span text:style-name="T12"> </text:span><text:span text:style-name="T12"><text:text-input text:description="">claimant.getName1()</text:text-input></text:span><text:span text:style-name="T12"> </text:span><text:span text:style-name="T12"><text:text-input text:description="">claimant.getName2()</text:text-input></text:span><text:span text:style-name="T12"> domicilié </text:span><text:span text:style-name="T12"><text:text-input text:description="">claimant.getStreet()</text:text-input></text:span><text:span text:style-name="T12"> </text:span><text:span text:style-name="T12"><text:text-input text:description="">claimant.getNumber()</text:text-input></text:span><text:span text:style-name="T12">, </text:span><text:span text:style-name="T12"><text:text-input text:description="">claimant.getZipcode()</text:text-input></text:span><text:span text:style-name="T12"> </text:span><text:span text:style-name="T12"><text:text-input text:description="">claimant.getCity()</text:text-input></text:span><text:span text:style-name="T12">.</text:span></text:p>
      </text:section>
      <text:p text:style-name="P15"/>
      <text:p text:style-name="P15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3">do text</text:span></text:p><text:p text:style-name="P18"><text:span text:style-name="T1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05-04T14:18:15.824421299</dc:date>
    <dc:creator>bleybaert</dc:creator>
    <meta:editing-duration>PT1H51M8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7" meta:character-count="1490" meta:non-whitespace-character-count="1349"/>
  </office:meta>
</office:document-meta>
</file>